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1.509cm" style:use-optimal-column-width="false"/>
    </style:style>
    <style:style style:name="co2" style:family="table-column">
      <style:table-column-properties style:column-width="8.232cm" style:use-optimal-column-width="false"/>
    </style:style>
    <style:style style:name="co3" style:family="table-column">
      <style:table-column-properties style:column-width="7.929cm" style:use-optimal-column-width="false"/>
    </style:style>
    <style:style style:name="ro1" style:family="table-row">
      <style:table-row-properties style:row-height="1.21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373cm" svg:height="0.962cm" svg:x="4.427cm" svg:y="5.338cm">
          <draw:text-box>
            <text:p>Name:</text:p>
          </draw:text-box>
        </draw:frame>
        <draw:frame draw:style-name="gr1" draw:layer="layout" svg:width="2.267cm" svg:height="0.962cm" svg:x="4.5cm" svg:y="6.638cm">
          <draw:text-box>
            <text:p>Email:</text:p>
          </draw:text-box>
        </draw:frame>
        <draw:custom-shape draw:style-name="gr2" draw:text-style-name="P1" draw:layer="layout" svg:width="11cm" svg:height="0.9cm" svg:x="6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0.9cm" svg:x="6.8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11cm" svg:x="1.9cm" svg:y="10.96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868cm" svg:height="0.962cm" svg:x="1.9cm" svg:y="9.8cm">
          <draw:text-box>
            <text:p>Reason:</text:p>
          </draw:text-box>
        </draw:frame>
        <draw:frame draw:style-name="gr1" draw:layer="layout" svg:width="4.312cm" svg:height="0.962cm" svg:x="8.588cm" svg:y="1.238cm">
          <draw:text-box>
            <text:p>Sample Form</text:p>
          </draw:text-box>
        </draw:frame>
        <draw:frame draw:style-name="gr1" draw:layer="layout" svg:width="3.008cm" svg:height="0.962cm" svg:x="1.1cm" svg:y="25.8cm">
          <draw:text-box>
            <text:p>Form id: </text:p>
          </draw:text-box>
        </draw:frame>
        <draw:custom-shape draw:style-name="gr2" draw:text-style-name="P1" draw:layer="layout" svg:width="4.4cm" svg:height="1cm" svg:x="4.3cm" svg:y="25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936cm" svg:height="0.962cm" svg:x="4cm" svg:y="8.238cm">
          <draw:text-box>
            <text:p>I Accept:</text:p>
          </draw:text-box>
        </draw:frame>
        <draw:custom-shape draw:style-name="gr2" draw:text-style-name="P1" draw:layer="layout" svg:width="0.701cm" svg:height="0.7cm" svg:x="6.799cm" svg:y="8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layer="layout" svg:width="3.008cm" svg:height="0.962cm" svg:x="1.1cm" svg:y="25.8cm">
          <draw:text-box>
            <text:p>Form id: </text:p>
          </draw:text-box>
        </draw:frame>
        <draw:custom-shape draw:style-name="gr2" draw:text-style-name="P1" draw:layer="layout" svg:width="4.4cm" svg:height="1cm" svg:x="4.3cm" svg:y="25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669cm" svg:height="20.637cm" svg:x="2.001cm" svg:y="2.4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Email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9T11:54:33</meta:creation-date>
    <dc:date>2013-12-05T11:31:30</dc:date>
    <meta:editing-duration>PT5M41S</meta:editing-duration>
    <meta:editing-cycles>1</meta:editing-cycles>
    <meta:generator>OpenOffice.org/3.4$Unix OpenOffice.org_project/340m1$Build-9590</meta:generator>
    <dc:creator>Bram Whillock</dc:creator>
    <meta:document-statistic meta:object-count="14"/>
  </office:meta>
</office:document-meta>
</file>